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" svg:font-family="'LM Mono 10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dddddd" draw:textarea-horizontal-align="justify" draw:textarea-vertical-align="middle" draw:auto-grow-height="false" fo:min-height="1.676cm" fo:min-width="4.06cm"/>
    </style:style>
    <style:style style:name="gr2" style:family="graphic" style:parent-style-name="objectwithoutfill">
      <style:graphic-properties draw:marker-end="Arrow" draw:marker-end-width="0.3cm" draw:fill="none" draw:fill-color="#dddddd" draw:textarea-vertical-align="middle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0.438cm" fo:min-width="3.05cm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0.418cm" fo:min-width="2.527cm"/>
    </style:style>
    <style:style style:name="gr5" style:family="graphic" style:parent-style-name="standard">
      <style:graphic-properties draw:stroke="none" svg:stroke-color="#000000" draw:fill="none" draw:fill-color="#dddddd" draw:auto-grow-height="true" draw:auto-grow-width="false" fo:max-height="0cm" fo:min-height="0.559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9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05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35cm"/>
    </style:style>
    <style:style style:name="gr15" style:family="graphic" style:parent-style-name="standard">
      <style:graphic-properties draw:fill-color="#b2b2b2" draw:textarea-horizontal-align="justify" draw:textarea-vertical-align="middle" draw:auto-grow-height="false" fo:min-height="12.45cm" fo:min-width="7.628cm"/>
    </style:style>
    <style:style style:name="gr16" style:family="graphic" style:parent-style-name="standard">
      <style:graphic-properties draw:fill-color="#b2b2b2" draw:textarea-horizontal-align="justify" draw:textarea-vertical-align="middle" draw:auto-grow-height="false" fo:min-height="12.196cm" fo:min-width="8.136cm"/>
    </style:style>
    <style:style style:name="gr17" style:family="graphic" style:parent-style-name="standard">
      <style:graphic-properties draw:stroke="none" svg:stroke-color="#000000" draw:fill="none" draw:fill-color="#b2b2b2" draw:auto-grow-height="true" draw:auto-grow-width="false" fo:max-height="0cm" fo:min-height="1.55cm"/>
    </style:style>
    <style:style style:name="gr18" style:family="graphic" style:parent-style-name="standard">
      <style:graphic-properties draw:stroke="none" draw:fill="none" draw:fill-color="#b2b2b2" fo:min-height="5.084cm"/>
    </style:style>
    <style:style style:name="gr19" style:family="graphic" style:parent-style-name="standard">
      <style:graphic-properties draw:stroke="none" svg:stroke-color="#000000" draw:fill="none" draw:fill-color="#b2b2b2" draw:auto-grow-height="true" draw:auto-grow-width="false" fo:max-height="0cm" fo:min-height="0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782cm"/>
    </style:style>
    <style:style style:name="gr22" style:family="graphic" style:parent-style-name="standard">
      <style:graphic-properties draw:fill-color="#dddddd" draw:textarea-horizontal-align="justify" draw:textarea-vertical-align="top" draw:auto-grow-height="false" fo:min-height="3.465cm" fo:min-width="6.659cm"/>
    </style:style>
    <style:style style:name="gr23" style:family="graphic" style:parent-style-name="standard">
      <style:graphic-properties draw:stroke="solid" draw:stroke-dash="Fine_20_Dashed" draw:fill-color="#dddddd" draw:textarea-horizontal-align="justify" draw:textarea-vertical-align="middle" draw:auto-grow-height="false" fo:min-height="1.189cm" fo:min-width="4.514cm" draw:shadow="hidden"/>
    </style:style>
    <style:style style:name="gr24" style:family="graphic" style:parent-style-name="standard">
      <style:graphic-properties draw:fill-color="#dddddd" draw:textarea-horizontal-align="justify" draw:textarea-vertical-align="top" draw:auto-grow-height="false" fo:min-height="9.683cm" fo:min-width="11.986cm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3.34cm" fo:min-width="9.619cm"/>
    </style:style>
    <style:style style:name="gr26" style:family="graphic" style:parent-style-name="standard">
      <style:graphic-properties draw:fill-color="#dddddd" draw:textarea-horizontal-align="justify" draw:textarea-vertical-align="top" draw:auto-grow-height="false" fo:min-height="3.339cm" fo:min-width="9.619cm"/>
    </style:style>
    <style:style style:name="gr27" style:family="graphic" style:parent-style-name="standard">
      <style:graphic-properties draw:fill-color="#dddddd" draw:textarea-horizontal-align="justify" draw:textarea-vertical-align="top" draw:auto-grow-height="false" fo:min-height="5.459cm" fo:min-width="12.45cm"/>
    </style:style>
    <style:style style:name="gr28" style:family="graphic" style:parent-style-name="standard">
      <style:graphic-properties draw:fill-color="#dddddd" draw:textarea-horizontal-align="justify" draw:textarea-vertical-align="top" draw:auto-grow-height="false" fo:min-height="3.277cm" fo:min-width="10.408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58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539cm"/>
    </style:style>
    <style:style style:name="gr31" style:family="graphic" style:parent-style-name="standard">
      <style:graphic-properties draw:textarea-horizontal-align="justify" draw:textarea-vertical-align="middle" draw:auto-grow-height="false" fo:min-height="0.509cm" fo:min-width="0.259cm"/>
    </style:style>
    <style:style style:name="gr32" style:family="graphic" style:parent-style-name="standard">
      <style:graphic-properties draw:textarea-horizontal-align="justify" draw:textarea-vertical-align="middle" draw:auto-grow-height="false" fo:min-height="0.634cm" fo:min-width="0.384cm"/>
    </style:style>
    <style:style style:name="gr33" style:family="graphic" style:parent-style-name="standard">
      <style:graphic-properties draw:textarea-horizontal-align="justify" draw:textarea-vertical-align="middle" draw:auto-grow-height="false" fo:min-height="0.562cm" fo:min-width="0.312cm"/>
    </style:style>
    <style:style style:name="gr34" style:family="graphic" style:parent-style-name="standard">
      <style:graphic-properties draw:textarea-horizontal-align="justify" draw:textarea-vertical-align="middle" draw:auto-grow-height="false" fo:min-height="0.668cm" fo:min-width="0.418cm"/>
    </style:style>
    <style:style style:name="gr35" style:family="graphic" style:parent-style-name="standard">
      <style:graphic-properties draw:fill-color="#dddddd" draw:textarea-horizontal-align="justify" draw:textarea-vertical-align="top" draw:auto-grow-height="false" fo:min-height="5.413cm" fo:min-width="11.986cm"/>
    </style:style>
    <style:style style:name="gr36" style:family="graphic" style:parent-style-name="standard">
      <style:graphic-properties draw:fill-color="#dddddd" draw:textarea-horizontal-align="justify" draw:textarea-vertical-align="top" draw:auto-grow-height="false" fo:min-height="3.095cm" fo:min-width="9.619cm"/>
    </style:style>
    <style:style style:name="gr37" style:family="graphic" style:parent-style-name="standard">
      <style:graphic-properties draw:fill-color="#dddddd" draw:textarea-horizontal-align="justify" draw:textarea-vertical-align="top" draw:auto-grow-height="false" fo:min-height="4.392cm" fo:min-width="12.45cm"/>
    </style:style>
    <style:style style:name="gr38" style:family="graphic" style:parent-style-name="standard">
      <style:graphic-properties draw:fill-color="#dddddd" draw:textarea-horizontal-align="justify" draw:textarea-vertical-align="top" draw:auto-grow-height="false" fo:min-height="2.618cm" fo:min-width="10.408cm"/>
    </style:style>
    <style:style style:name="gr39" style:family="graphic" style:parent-style-name="standard">
      <style:graphic-properties draw:fill-color="#dddddd" draw:opacity="50%" draw:textarea-horizontal-align="justify" draw:textarea-vertical-align="top" draw:auto-grow-height="false" fo:min-height="0.865cm" fo:min-width="4.094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41" style:family="graphic" style:parent-style-name="standard">
      <style:graphic-properties draw:textarea-horizontal-align="justify" draw:textarea-vertical-align="middle" draw:auto-grow-height="false" fo:min-height="0.704cm" fo:min-width="0.454cm"/>
    </style:style>
    <style:style style:name="gr42" style:family="graphic" style:parent-style-name="standard">
      <style:graphic-properties draw:textarea-horizontal-align="justify" draw:textarea-vertical-align="middle" draw:auto-grow-height="false" fo:min-height="0.581cm" fo:min-width="0.331cm"/>
    </style:style>
    <style:style style:name="gr43" style:family="graphic" style:parent-style-name="standard">
      <style:graphic-properties draw:fill-color="#dddddd" draw:textarea-horizontal-align="justify" draw:textarea-vertical-align="middle" draw:auto-grow-height="false" fo:min-height="2.036cm" fo:min-width="3.31cm"/>
    </style:style>
    <style:style style:name="gr44" style:family="graphic" style:parent-style-name="standard">
      <style:graphic-properties draw:stroke="none" svg:stroke-color="#000000" draw:fill="none" draw:fill-color="#dddddd" draw:auto-grow-height="true" draw:auto-grow-width="false" fo:max-height="0cm" fo:min-height="1.423cm"/>
    </style:style>
    <style:style style:name="gr45" style:family="graphic" style:parent-style-name="standard">
      <style:graphic-properties draw:stroke="none" svg:stroke-color="#000000" draw:fill="none" draw:fill-color="#dddddd" draw:auto-grow-height="true" draw:auto-grow-width="false" fo:max-height="0cm" fo:min-height="0.712cm"/>
    </style:style>
    <style:style style:name="gr46" style:family="graphic" style:parent-style-name="standard">
      <style:graphic-properties draw:stroke="none" svg:stroke-color="#000000" draw:fill="none" draw:fill-color="#dddddd" draw:auto-grow-height="true" draw:auto-grow-width="false" fo:max-height="0cm" fo:min-height="0.766cm"/>
    </style:style>
    <style:style style:name="gr47" style:family="graphic" style:parent-style-name="standard">
      <style:graphic-properties draw:fill-color="#dddddd" draw:textarea-horizontal-align="justify" draw:textarea-vertical-align="middle" draw:auto-grow-height="false" fo:min-height="1.106cm" fo:min-width="2.402cm"/>
    </style:style>
    <style:style style:name="gr48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49" style:family="graphic" style:parent-style-name="standard">
      <style:graphic-properties draw:fill-color="#eeeeee" draw:textarea-horizontal-align="justify" draw:textarea-vertical-align="middle" draw:auto-grow-height="false" fo:min-height="2.26cm" fo:min-width="2.674cm"/>
    </style:style>
    <style:style style:name="gr50" style:family="graphic" style:parent-style-name="standard">
      <style:graphic-properties draw:fill-color="#eeeeee" draw:textarea-horizontal-align="justify" draw:textarea-vertical-align="middle" draw:auto-grow-height="false" fo:min-height="2.26cm" fo:min-width="6.261cm"/>
    </style:style>
    <style:style style:name="gr51" style:family="graphic" style:parent-style-name="standard">
      <style:graphic-properties draw:fill-color="#eeeeee" draw:textarea-horizontal-align="justify" draw:textarea-vertical-align="middle" draw:auto-grow-height="false" fo:min-height="2.29cm" fo:min-width="5.596cm"/>
    </style:style>
    <style:style style:name="gr52" style:family="graphic" style:parent-style-name="standard">
      <style:graphic-properties draw:fill-color="#eeeeee" draw:textarea-horizontal-align="justify" draw:textarea-vertical-align="middle" draw:auto-grow-height="false" fo:min-height="0.132cm" fo:min-width="2.756cm"/>
    </style:style>
    <style:style style:name="gr53" style:family="graphic" style:parent-style-name="standard">
      <style:graphic-properties draw:stroke="none" svg:stroke-color="#000000" draw:fill="none" draw:fill-color="#eeeeee" draw:auto-grow-height="true" draw:auto-grow-width="false" fo:max-height="0cm" fo:min-height="1.423cm"/>
    </style:style>
    <style:style style:name="gr54" style:family="graphic" style:parent-style-name="standard">
      <style:graphic-properties draw:fill-color="#eeeeee" draw:textarea-horizontal-align="justify" draw:textarea-vertical-align="middle" draw:auto-grow-height="false" fo:min-height="11.942cm" fo:min-width="3.056cm"/>
    </style:style>
    <style:style style:name="gr55" style:family="graphic" style:parent-style-name="objectwithoutfill">
      <style:graphic-properties draw:marker-end="Arrow" draw:marker-end-width="0.3cm" draw:fill="none" draw:fill-color="#eeeeee" draw:textarea-vertical-align="middle"/>
    </style:style>
    <style:style style:name="gr56" style:family="graphic" style:parent-style-name="standard">
      <style:graphic-properties draw:stroke="none" svg:stroke-color="#000000" draw:fill="none" draw:fill-color="#eeeeee" draw:auto-grow-height="true" draw:auto-grow-width="false" fo:max-height="0cm" fo:min-height="1.02cm"/>
    </style:style>
    <style:style style:name="gr57" style:family="graphic" style:parent-style-name="standard">
      <style:graphic-properties draw:stroke="none" svg:stroke-color="#000000" draw:fill="none" draw:fill-color="#eeeeee" draw:textarea-horizontal-align="left" draw:auto-grow-height="true" draw:auto-grow-width="true" fo:min-height="0.712cm" fo:min-width="11.313cm"/>
    </style:style>
    <style:style style:name="gr58" style:family="graphic" style:parent-style-name="standard">
      <style:graphic-properties draw:stroke="none" svg:stroke-color="#000000" draw:fill="none" draw:fill-color="#eeeeee" draw:auto-grow-height="true" draw:auto-grow-width="false" fo:max-height="0cm" fo:min-height="2.845cm"/>
    </style:style>
    <style:style style:name="gr59" style:family="graphic" style:parent-style-name="standard">
      <style:graphic-properties svg:stroke-color="#000000" draw:marker-start="Arrow" draw:marker-start-width="0.3cm" draw:marker-end="Arrow" draw:marker-end-width="0.3cm" draw:fill-color="#eeeeee" draw:textarea-vertical-align="middle"/>
    </style:style>
    <style:style style:name="gr60" style:family="graphic" style:parent-style-name="standard">
      <style:graphic-properties draw:stroke="none" svg:stroke-color="#000000" draw:fill="none" draw:fill-color="#eeeeee" draw:auto-grow-height="true" draw:auto-grow-width="false" fo:max-height="0cm" fo:min-height="2.134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 draw:fill-color="#dddddd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 draw:fill-color="#dddddd"/>
      <style:text-properties fo:font-size="14pt" style:font-size-asian="14pt" style:font-size-complex="14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b2b2b2"/>
      <style:paragraph-properties fo:text-align="center"/>
    </style:style>
    <style:style style:name="P9" style:family="paragraph">
      <style:paragraph-properties fo:text-align="center"/>
      <style:text-properties fo:font-weight="bold"/>
    </style:style>
    <style:style style:name="P10" style:family="paragraph">
      <loext:graphic-properties draw:fill="none" draw:fill-color="#b2b2b2"/>
      <style:paragraph-properties fo:text-align="center"/>
      <style:text-properties fo:font-weight="bold"/>
    </style:style>
    <style:style style:name="P11" style:family="paragraph">
      <loext:graphic-properties draw:fill="none" draw:fill-color="#b2b2b2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-color="#dddddd"/>
      <style:paragraph-properties fo:text-align="center"/>
    </style:style>
    <style:style style:name="P14" style:family="paragraph">
      <loext:graphic-properties draw:fill-color="#dddddd"/>
      <style:paragraph-properties fo:text-align="center"/>
      <style:text-properties fo:color="#000000"/>
    </style:style>
    <style:style style:name="P15" style:family="paragraph">
      <style:text-properties style:font-name="LM Mono 10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style:font-name="LM Mono 10"/>
    </style:style>
    <style:style style:name="P17" style:family="paragraph">
      <loext:graphic-properties draw:fill="none" draw:fill-color="#ffffff"/>
      <style:text-properties style:font-name="LM Mono 10" fo:font-size="13pt" style:font-size-asian="13pt" style:font-size-complex="13pt"/>
    </style:style>
    <style:style style:name="P18" style:family="paragraph">
      <loext:graphic-properties draw:fill="none" draw:fill-color="#ffffff"/>
      <style:text-properties fo:font-size="13pt" style:font-size-asian="13pt" style:font-size-complex="13pt"/>
    </style:style>
    <style:style style:name="P19" style:family="paragraph">
      <loext:graphic-properties draw:fill-color="#dddddd" draw:opacity="50%"/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  <style:text-properties fo:font-size="13pt" style:font-size-asian="13pt" style:font-size-complex="13pt"/>
    </style:style>
    <style:style style:name="P21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22" style:family="paragraph">
      <loext:graphic-properties draw:fill="none" draw:fill-color="#dddddd"/>
      <style:paragraph-properties fo:text-align="center"/>
    </style:style>
    <style:style style:name="P23" style:family="paragraph">
      <loext:graphic-properties draw:fill="none" draw:fill-color="#dddddd"/>
    </style:style>
    <style:style style:name="P24" style:family="paragraph">
      <loext:graphic-properties draw:fill-color="#eeeeee"/>
      <style:paragraph-properties fo:text-align="center"/>
      <style:text-properties fo:font-size="14pt" style:font-size-asian="14pt" style:font-size-complex="14pt"/>
    </style:style>
    <style:style style:name="P25" style:family="paragraph">
      <loext:graphic-properties draw:fill-color="#eeeeee"/>
      <style:paragraph-properties fo:text-align="center"/>
      <style:text-properties fo:font-size="12pt" style:font-size-asian="12pt" style:font-size-complex="12pt"/>
    </style:style>
    <style:style style:name="P26" style:family="paragraph">
      <loext:graphic-properties draw:fill="none" draw:fill-color="#eeeeee"/>
    </style:style>
    <style:style style:name="P27" style:family="paragraph">
      <loext:graphic-properties draw:fill-color="#eeeeee"/>
      <style:paragraph-properties fo:text-align="center"/>
    </style:style>
    <style:style style:name="P28" style:family="paragraph">
      <loext:graphic-properties draw:fill="none" draw:fill-color="#eeeee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M Mono 10" fo:font-size="16pt" style:font-size-asian="16pt" style:font-size-complex="16pt"/>
    </style:style>
    <style:style style:name="T3" style:family="text">
      <style:text-properties style:font-name="LM Mono 10" fo:font-size="10.5pt" style:font-size-asian="10.5pt" style:font-size-complex="10.5pt"/>
    </style:style>
    <style:style style:name="T4" style:family="text">
      <style:text-properties style:font-name="LM Mono 10" fo:font-size="13pt" style:font-size-asian="13pt" style:font-size-complex="13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style:font-name="LM Mono 10" fo:font-size="15pt" style:font-size-asian="15pt" style:font-size-complex="15pt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g>
            <draw:g>
              <draw:custom-shape draw:style-name="gr1" draw:text-style-name="P2" draw:layer="layout" svg:width="4.56cm" svg:height="1.926cm" svg:x="5.092cm" svg:y="16.944cm">
                <text:p text:style-name="P1"><text:span text:style-name="T1">AES</text:span></text:p>
                <draw:enhanced-geometry svg:viewBox="0 0 21600 21600" draw:type="rectangle" draw:enhanced-path="M 0 0 L 21600 0 21600 21600 0 21600 0 0 Z N"/>
              </draw:custom-shape>
              <draw:line draw:style-name="gr2" draw:text-style-name="P3" draw:layer="layout" svg:x1="7.372cm" svg:y1="16.118cm" svg:x2="7.372cm" svg:y2="16.944cm">
                <text:p/>
              </draw:line>
              <draw:custom-shape draw:style-name="gr3" draw:text-style-name="P2" draw:layer="layout" svg:width="3.624cm" svg:height="0.762cm" svg:x="5.56cm" svg:y="19.812cm">
                <text:p text:style-name="P1"><text:span text:style-name="T1">Encrypted data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" draw:text-style-name="P2" draw:layer="layout" svg:width="3.099cm" svg:height="0.74cm" svg:x="5.764cm" svg:y="15.24cm">
                <text:p text:style-name="P1"><text:span text:style-name="T1">Clear data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line draw:style-name="gr2" draw:text-style-name="P3" draw:layer="layout" svg:x1="7.372cm" svg:y1="19.008cm" svg:x2="7.372cm" svg:y2="19.696cm">
                <text:p/>
              </draw:line>
              <draw:frame draw:style-name="gr5" draw:text-style-name="P4" draw:layer="layout" svg:width="1.754cm" svg:height="0.809cm" svg:x="2.286cm" svg:y="17.631cm">
                <draw:text-box>
                  <text:p><text:span text:style-name="T1">K</text:span><text:span text:style-name="T1">e</text:span><text:span text:style-name="T1">y</text:span></text:p>
                </draw:text-box>
              </draw:frame>
              <draw:line draw:style-name="gr2" draw:text-style-name="P3" draw:layer="layout" svg:x1="3.514cm" svg:y1="17.907cm" svg:x2="4.917cm" svg:y2="17.907cm">
                <text:p/>
              </draw:line>
            </draw:g>
          </draw:g>
          <draw:g>
            <draw:g>
              <draw:custom-shape draw:style-name="gr1" draw:text-style-name="P2" draw:layer="layout" svg:width="4.56cm" svg:height="1.926cm" svg:x="12.966cm" svg:y="16.944cm">
                <text:p text:style-name="P1"><text:span text:style-name="T1">AES</text:span></text:p>
                <draw:enhanced-geometry svg:viewBox="0 0 21600 21600" draw:type="rectangle" draw:enhanced-path="M 0 0 L 21600 0 21600 21600 0 21600 0 0 Z N"/>
              </draw:custom-shape>
              <draw:line draw:style-name="gr2" draw:text-style-name="P3" draw:layer="layout" svg:x1="15.246cm" svg:y1="16.118cm" svg:x2="15.246cm" svg:y2="16.944cm">
                <text:p/>
              </draw:line>
              <draw:custom-shape draw:style-name="gr3" draw:text-style-name="P2" draw:layer="layout" svg:width="3.624cm" svg:height="0.762cm" svg:x="13.434cm" svg:y="19.812cm">
                <text:p text:style-name="P1"><text:span text:style-name="T1">Encrypted data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" draw:text-style-name="P2" draw:layer="layout" svg:width="3.099cm" svg:height="0.74cm" svg:x="13.638cm" svg:y="15.24cm">
                <text:p text:style-name="P1"><text:span text:style-name="T1">Clear data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line draw:style-name="gr2" draw:text-style-name="P3" draw:layer="layout" svg:x1="15.246cm" svg:y1="19.008cm" svg:x2="15.246cm" svg:y2="19.696cm">
                <text:p/>
              </draw:line>
              <draw:frame draw:style-name="gr5" draw:text-style-name="P4" draw:layer="layout" svg:width="1.754cm" svg:height="0.809cm" svg:x="10.16cm" svg:y="17.631cm">
                <draw:text-box>
                  <text:p><text:span text:style-name="T1">K</text:span><text:span text:style-name="T1">e</text:span><text:span text:style-name="T1">y</text:span></text:p>
                </draw:text-box>
              </draw:frame>
              <draw:line draw:style-name="gr2" draw:text-style-name="P3" draw:layer="layout" svg:x1="11.388cm" svg:y1="17.907cm" svg:x2="12.791cm" svg:y2="17.907cm">
                <text:p/>
              </draw:line>
            </draw:g>
          </draw:g>
          <draw:g>
            <draw:g>
              <draw:custom-shape draw:style-name="gr1" draw:text-style-name="P2" draw:layer="layout" svg:width="4.56cm" svg:height="1.926cm" svg:x="20.84cm" svg:y="16.944cm">
                <text:p text:style-name="P1"><text:span text:style-name="T1">AES</text:span></text:p>
                <draw:enhanced-geometry svg:viewBox="0 0 21600 21600" draw:type="rectangle" draw:enhanced-path="M 0 0 L 21600 0 21600 21600 0 21600 0 0 Z N"/>
              </draw:custom-shape>
              <draw:line draw:style-name="gr2" draw:text-style-name="P3" draw:layer="layout" svg:x1="23.12cm" svg:y1="16.118cm" svg:x2="23.12cm" svg:y2="16.944cm">
                <text:p/>
              </draw:line>
              <draw:custom-shape draw:style-name="gr3" draw:text-style-name="P2" draw:layer="layout" svg:width="3.624cm" svg:height="0.762cm" svg:x="21.308cm" svg:y="19.812cm">
                <text:p text:style-name="P1"><text:span text:style-name="T1">Encrypted data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" draw:text-style-name="P2" draw:layer="layout" svg:width="3.099cm" svg:height="0.74cm" svg:x="21.512cm" svg:y="15.24cm">
                <text:p text:style-name="P1"><text:span text:style-name="T1">Clear data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line draw:style-name="gr2" draw:text-style-name="P3" draw:layer="layout" svg:x1="23.12cm" svg:y1="19.008cm" svg:x2="23.12cm" svg:y2="19.696cm">
                <text:p/>
              </draw:line>
              <draw:frame draw:style-name="gr5" draw:text-style-name="P4" draw:layer="layout" svg:width="1.754cm" svg:height="0.809cm" svg:x="18.034cm" svg:y="17.631cm">
                <draw:text-box>
                  <text:p><text:span text:style-name="T1">K</text:span><text:span text:style-name="T1">e</text:span><text:span text:style-name="T1">y</text:span></text:p>
                </draw:text-box>
              </draw:frame>
              <draw:line draw:style-name="gr2" draw:text-style-name="P3" draw:layer="layout" svg:x1="19.262cm" svg:y1="17.907cm" svg:x2="20.665cm" svg:y2="17.907cm">
                <text:p/>
              </draw:line>
            </draw:g>
          </draw:g>
        </draw:g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7" draw:text-style-name="P6" draw:layer="layout" svg:width="4.92cm" svg:height="0.962cm" svg:x="4.085cm" svg:y="3.28cm">
          <draw:text-box>
            <text:p>somesite.com</text:p>
          </draw:text-box>
        </draw:frame>
        <draw:frame draw:style-name="gr7" draw:text-style-name="P6" draw:layer="layout" svg:width="4.92cm" svg:height="0.962cm" svg:x="22.011cm" svg:y="3.28cm">
          <draw:text-box>
            <text:p>mybank.com</text:p>
          </draw:text-box>
        </draw:frame>
        <draw:line draw:style-name="gr8" draw:text-style-name="P7" draw:layer="layout" svg:x1="6.12cm" svg:y1="4.363cm" svg:x2="6.12cm" svg:y2="11.28cm">
          <text:p/>
        </draw:line>
        <draw:line draw:style-name="gr9" draw:text-style-name="P7" draw:layer="layout" svg:x1="6.991cm" svg:y1="5.71cm" svg:x2="23.887cm" svg:y2="5.709cm">
          <text:p/>
        </draw:line>
        <draw:frame draw:style-name="gr10" draw:text-style-name="P6" draw:layer="layout" svg:width="10.351cm" svg:height="1.671cm" svg:x="10.63cm" svg:y="4.549cm">
          <draw:text-box>
            <text:p>GET <text:s/><text:s/>Origin: somesite.com<text:tab/></text:p>
          </draw:text-box>
        </draw:frame>
        <draw:line draw:style-name="gr9" draw:text-style-name="P7" draw:layer="layout" svg:x1="23.773cm" svg:y1="8.888cm" svg:x2="6.783cm" svg:y2="8.888cm">
          <text:p/>
        </draw:line>
        <draw:frame draw:style-name="gr11" draw:text-style-name="P6" draw:layer="layout" svg:width="14.945cm" svg:height="1.673cm" svg:x="8.531cm" svg:y="7.65cm">
          <draw:text-box>
            <text:p>GET <text:s/><text:s/>Access-Control-Allow-Origin: <text:s/>somesite.com<text:tab/></text:p>
          </draw:text-box>
        </draw:frame>
        <draw:line draw:style-name="gr8" draw:text-style-name="P7" draw:layer="layout" svg:x1="24.32cm" svg:y1="4.364cm" svg:x2="24.32cm" svg:y2="11.281cm">
          <text:p/>
        </draw:lin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7" draw:text-style-name="P6" draw:layer="layout" svg:width="4.92cm" svg:height="0.962cm" svg:x="4.085cm" svg:y="3.334cm">
          <draw:text-box>
            <text:p>somesite.com</text:p>
          </draw:text-box>
        </draw:frame>
        <draw:frame draw:style-name="gr7" draw:text-style-name="P6" draw:layer="layout" svg:width="4.92cm" svg:height="0.962cm" svg:x="22.011cm" svg:y="3.334cm">
          <draw:text-box>
            <text:p>mybank.com</text:p>
          </draw:text-box>
        </draw:frame>
        <draw:line draw:style-name="gr9" draw:text-style-name="P7" draw:layer="layout" svg:x1="6.991cm" svg:y1="12.864cm" svg:x2="23.887cm" svg:y2="12.863cm">
          <text:p/>
        </draw:line>
        <draw:frame draw:style-name="gr10" draw:text-style-name="P6" draw:layer="layout" svg:width="10.351cm" svg:height="1.671cm" svg:x="10.63cm" svg:y="11.703cm">
          <draw:text-box>
            <text:p>Origin: somesite.com<text:tab/></text:p>
          </draw:text-box>
        </draw:frame>
        <draw:line draw:style-name="gr9" draw:text-style-name="P7" draw:layer="layout" svg:x1="23.773cm" svg:y1="15.442cm" svg:x2="6.783cm" svg:y2="15.442cm">
          <text:p/>
        </draw:line>
        <draw:frame draw:style-name="gr12" draw:text-style-name="P6" draw:layer="layout" svg:width="14.945cm" svg:height="1.309cm" svg:x="10.531cm" svg:y="14.404cm">
          <draw:text-box>
            <text:p><text:s/>Access-Control-Allow-Origin: <text:s/>somesite.com<text:tab/></text:p>
          </draw:text-box>
        </draw:frame>
        <draw:line draw:style-name="gr8" draw:text-style-name="P7" draw:layer="layout" svg:x1="24.647cm" svg:y1="4.418cm" svg:x2="24.694cm" svg:y2="15.968cm">
          <text:p/>
        </draw:line>
        <draw:line draw:style-name="gr9" draw:text-style-name="P7" draw:layer="layout" svg:x1="6.991cm" svg:y1="6.964cm" svg:x2="23.887cm" svg:y2="6.963cm">
          <text:p/>
        </draw:line>
        <draw:frame draw:style-name="gr13" draw:text-style-name="P6" draw:layer="layout" svg:width="14.065cm" svg:height="3.095cm" svg:x="10.723cm" svg:y="5.059cm">
          <draw:text-box>
            <text:p>Origin: somesite.com</text:p>
            <text:p>Access-Control-Request-Method: POST</text:p>
            <text:p/>
            <text:p><text:tab/></text:p>
          </draw:text-box>
        </draw:frame>
        <draw:line draw:style-name="gr9" draw:text-style-name="P7" draw:layer="layout" svg:x1="23.773cm" svg:y1="10.142cm" svg:x2="6.783cm" svg:y2="10.142cm">
          <text:p/>
        </draw:line>
        <draw:frame draw:style-name="gr14" draw:text-style-name="P6" draw:layer="layout" svg:width="4.317cm" svg:height="1.485cm" svg:x="6.591cm" svg:y="5.895cm">
          <draw:text-box>
            <text:p>OPTIONS </text:p>
          </draw:text-box>
        </draw:frame>
        <draw:frame draw:style-name="gr13" draw:text-style-name="P6" draw:layer="layout" svg:width="14.065cm" svg:height="3.095cm" svg:x="10.724cm" svg:y="8.16cm">
          <draw:text-box>
            <text:p>Acess-Control-Allow-Origin: somesite.com</text:p>
            <text:p>Access-Control-Request-Method: POST</text:p>
            <text:p/>
            <text:p><text:tab/></text:p>
          </draw:text-box>
        </draw:frame>
        <draw:frame draw:style-name="gr7" draw:text-style-name="P6" draw:layer="layout" svg:width="2.6cm" svg:height="0.962cm" svg:x="6.916cm" svg:y="11.501cm">
          <draw:text-box>
            <text:p>POST</text:p>
          </draw:text-box>
        </draw:frame>
        <draw:line draw:style-name="gr8" draw:text-style-name="P7" draw:layer="layout" svg:x1="6.048cm" svg:y1="4.418cm" svg:x2="6.095cm" svg:y2="15.968cm">
          <text:p/>
        </draw:lin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5" draw:text-style-name="P8" draw:layer="layout" svg:width="8.128cm" svg:height="12.7cm" svg:x="14.732cm" svg:y="3.55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8.636cm" svg:height="12.446cm" svg:x="1.524cm" svg:y="3.556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7.568cm" svg:height="1.8cm" svg:x="2.448cm" svg:y="4.318cm">
          <draw:text-box>
            <text:p text:style-name="P9">http://localhost:8001</text:p>
          </draw:text-box>
        </draw:frame>
        <draw:frame draw:style-name="gr17" draw:text-style-name="P10" draw:layer="layout" svg:width="7.568cm" svg:height="1.8cm" svg:x="15.178cm" svg:y="4.318cm">
          <draw:text-box>
            <text:p text:style-name="P9">http://localhost:8000</text:p>
          </draw:text-box>
        </draw:frame>
        <draw:frame draw:style-name="gr17" draw:text-style-name="P10" draw:layer="layout" svg:width="5.145cm" svg:height="1.8cm" svg:x="3.054cm" svg:y="6.015cm">
          <draw:text-box>
            <text:p text:style-name="P9">cors-client.js</text:p>
          </draw:text-box>
        </draw:frame>
        <draw:frame draw:style-name="gr17" draw:text-style-name="P10" draw:layer="layout" svg:width="5.145cm" svg:height="1.8cm" svg:x="16.306cm" svg:y="6.131cm">
          <draw:text-box>
            <text:p text:style-name="P9">cors-server.js</text:p>
          </draw:text-box>
        </draw:frame>
        <draw:frame draw:style-name="gr18" draw:text-style-name="P11" draw:layer="layout" svg:width="7.62cm" svg:height="5.334cm" svg:x="2.032cm" svg:y="8.89cm">
          <draw:text-box>
            <text:p>Access this site using the browser. </text:p>
            <text:p/>
            <text:p>There you can make diverse requests to the server with CORS enabled.</text:p>
          </draw:text-box>
        </draw:frame>
        <draw:frame draw:style-name="gr19" draw:text-style-name="P11" draw:layer="layout" svg:width="7.366cm" svg:height="5.939cm" svg:x="15.24cm" svg:y="8.636cm">
          <draw:text-box>
            <text:p>This server does not have any content, only responds to GET and POST requests in order to test CORS. </text:p>
            <text:p/>
            <text:p>It has CORS enabled by default.</text:p>
          </draw:text-box>
        </draw:frame>
        <draw:line draw:style-name="gr20" draw:text-style-name="P7" draw:layer="layout" svg:x1="10.16cm" svg:y1="10.16cm" svg:x2="14.732cm" svg:y2="10.16cm">
          <text:p/>
        </draw:line>
        <draw:frame draw:style-name="gr21" draw:text-style-name="P12" draw:layer="layout" svg:width="3.302cm" svg:height="2.032cm" svg:x="10.668cm" svg:y="10.16cm">
          <draw:text-box>
            <text:p text:style-name="P1">CORS requests</text:p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22" draw:text-style-name="P13" draw:layer="layout" svg:width="7.159cm" svg:height="3.715cm" svg:x="0.279cm" svg:y="2.275cm">
          <text:p text:style-name="P1">Attacker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polygon draw:style-name="gr23" draw:text-style-name="P14" draw:layer="layout" svg:width="5.014cm" svg:height="1.439cm" svg:x="1.568cm" svg:y="3.991cm" svg:viewBox="0 0 5015 1440" draw:points="0,0 5015,0 5015,1440 0,1440">
            <text:p/>
          </draw:polygon>
          <draw:polygon draw:style-name="gr23" draw:text-style-name="P14" draw:layer="layout" svg:width="0cm" svg:height="0cm" svg:x="1.568cm" svg:y="3.991cm" svg:viewBox="0 0 0 0" draw:points="0,0">
            <text:p/>
          </draw:polygon>
          <draw:polygon draw:style-name="gr23" draw:text-style-name="P14" draw:layer="layout" svg:width="0cm" svg:height="0cm" svg:x="6.583cm" svg:y="5.431cm" svg:viewBox="0 0 0 0" draw:points="0,0">
            <text:p/>
          </draw:polygon>
          <draw:path draw:style-name="gr23" draw:text-style-name="P14" draw:layer="layout" svg:width="0.337cm" svg:height="0.436cm" svg:x="2.965cm" svg:y="4.494cm" svg:viewBox="0 0 338 437" svg:d="M338 314c0 22-5 41-13 56-9 16-21 29-35 39-15 9-32 17-52 21-19 5-40 7-61 7h-177v-437h158c25 0 46 2 65 6s35 10 49 19c13 8 23 19 30 33 7 13 10 29 10 48 0 12-2 24-5 34-3 11-9 21-15 30-7 9-16 16-27 22-10 7-22 11-36 15 18 2 33 6 47 12 13 6 25 13 34 23 9 9 16 20 20 32 5 12 8 26 8 40z">
            <text:p/>
          </draw:path>
          <draw:path draw:style-name="gr23" draw:text-style-name="P14" draw:layer="layout" svg:width="0.193cm" svg:height="0.138cm" svg:x="3.024cm" svg:y="4.541cm" svg:viewBox="0 0 194 139" svg:d="M194 66c0-24-8-41-25-51-16-10-39-15-70-15h-99v139h99c18 0 32-2 44-5 12-4 22-9 30-15 7-6 12-14 16-23 3-9 5-19 5-30z">
            <text:p/>
          </draw:path>
          <draw:path draw:style-name="gr23" draw:text-style-name="P14" draw:layer="layout" svg:width="0.218cm" svg:height="0.157cm" svg:x="3.024cm" svg:y="4.726cm" svg:viewBox="0 0 219 158" svg:d="M219 77c0-14-3-25-8-35s-12-18-22-24c-9-6-21-11-34-14s-28-4-45-4h-110v158h115c15 0 29-2 42-4 12-3 23-7 32-13 10-6 17-15 22-25s8-23 8-39z">
            <text:p/>
          </draw:path>
          <draw:path draw:style-name="gr23" draw:text-style-name="P14" draw:layer="layout" svg:width="0.157cm" svg:height="0.341cm" svg:x="3.378cm" svg:y="4.589cm" svg:viewBox="0 0 158 342" svg:d="M2 342v-258c0-7-1-14-1-21s0-15 0-21c0-7-1-14-1-20s0-11 0-16h52c1 5 1 10 1 17 0 6 1 12 1 18 0 7 1 13 1 19s0 11 0 15h1c4-13 8-24 13-34 4-9 9-17 15-23s13-10 22-13c8-3 18-5 30-5 4 0 9 0 13 1s7 1 9 2v51c-3-1-8-1-13-2s-10-1-16-1c-13 0-24 3-33 9s-16 14-22 24-10 22-13 37c-2 14-4 29-4 46v175z">
            <text:p/>
          </draw:path>
          <draw:path draw:style-name="gr23" draw:text-style-name="P14" draw:layer="layout" svg:width="0.299cm" svg:height="0.347cm" svg:x="3.574cm" svg:y="4.589cm" svg:viewBox="0 0 300 348" svg:d="M300 174c0 58-13 102-39 131s-63 43-112 43c-24 0-45-4-63-11s-34-17-47-32c-12-14-22-32-29-54-6-22-10-48-10-77 0-116 50-174 151-174 26 0 48 3 67 11 19 7 34 18 46 32 13 15 22 33 27 55 6 21 9 47 9 76z">
            <text:p/>
          </draw:path>
          <draw:path draw:style-name="gr23" draw:text-style-name="P14" draw:layer="layout" svg:width="0.181cm" svg:height="0.265cm" svg:x="3.633cm" svg:y="4.63cm" svg:viewBox="0 0 182 266" svg:d="M182 133c0-27-2-48-6-65s-10-31-17-41c-8-10-18-17-29-21s-23-6-38-6c-14 0-27 2-38 6-12 5-21 12-29 22s-15 24-19 41-6 38-6 64 2 47 7 64c4 17 10 31 18 41s18 17 29 22c10 4 22 6 35 6 14 0 27-2 39-6 11-4 21-11 29-22 8-10 15-23 19-41 4-17 6-38 6-64z">
            <text:p/>
          </draw:path>
          <draw:path draw:style-name="gr23" draw:text-style-name="P14" draw:layer="layout" svg:width="0.46cm" svg:height="0.335cm" svg:x="3.898cm" svg:y="4.595cm" svg:viewBox="0 0 461 336" svg:d="M365 336h-65l-54-217c-2-5-3-12-5-21-2-8-4-16-5-24-2-9-4-18-6-28-2 9-4 18-6 28-2 7-3 16-5 24-2 9-4 16-6 22l-55 216h-64l-94-336h55l57 228c1 5 2 11 4 18 1 7 3 14 4 20 2 8 3 16 5 24 1-8 3-16 5-23s3-13 5-20c2-6 3-12 4-16l61-231h60l59 231c1 5 3 11 4 18 2 7 3 13 5 19 2 7 3 14 5 22 2-8 3-16 5-23 1-7 3-13 4-20 2-7 3-13 5-19l59-228h55z">
            <text:p/>
          </draw:path>
          <draw:path draw:style-name="gr23" draw:text-style-name="P14" draw:layer="layout" svg:width="0.276cm" svg:height="0.346cm" svg:x="4.374cm" svg:y="4.59cm" svg:viewBox="0 0 277 347" svg:d="M277 248c0 16-3 30-9 42s-15 23-27 31c-11 8-25 15-42 19-17 5-36 7-58 7-19 0-37-2-53-4-15-3-29-8-41-15-11-7-21-15-29-26s-14-24-18-40l49-10c5 18 15 32 30 40s35 12 62 12c12 0 23 0 33-2s19-4 26-9c7-4 13-9 17-16 4-6 6-15 6-25s-3-18-7-25c-5-6-12-12-20-16-9-4-19-8-31-11s-25-7-40-11c-13-3-27-7-40-12-13-4-25-10-36-17-10-7-19-16-26-26-6-11-9-24-9-40 0-31 10-54 32-70s54-24 96-24c37 0 66 6 88 19s35 34 41 63l-50 6c-2-8-5-16-10-22s-11-10-18-14-15-6-24-8c-9-1-18-2-27-2-26 0-44 4-56 11-12 8-18 20-18 35 0 9 2 17 6 23 5 6 11 11 19 15s18 7 29 10 23 6 37 10c9 2 18 4 27 7s18 6 27 9c9 4 17 8 25 13s14 11 20 17c6 7 11 15 14 24s5 20 5 32z">
            <text:p/>
          </draw:path>
          <draw:path draw:style-name="gr23" draw:text-style-name="P14" draw:layer="layout" svg:width="0.297cm" svg:height="0.347cm" svg:x="4.7cm" svg:y="4.589cm" svg:viewBox="0 0 298 348" svg:d="M59 186c0 17 2 34 6 48 3 15 9 28 16 38 8 11 17 19 29 25s26 9 43 9c24 0 43-5 58-14 14-10 24-22 29-37l49 14c-3 9-8 18-14 28-7 9-15 18-26 25-10 8-23 14-39 19s-35 7-57 7c-50 0-88-15-114-44-26-30-39-74-39-132 0-32 4-58 12-80s19-40 33-53c13-14 29-24 47-30s38-9 59-9c28 0 51 4 70 13 19 10 34 22 46 38 11 16 19 35 24 57s7 45 7 70v8z">
            <text:p/>
          </draw:path>
          <draw:path draw:style-name="gr23" draw:text-style-name="P14" draw:layer="layout" svg:width="0.18cm" svg:height="0.101cm" svg:x="4.76cm" svg:y="4.63cm" svg:viewBox="0 0 181 102" svg:d="M181 102c-3-35-12-61-27-78-15-16-36-24-64-24-10 0-19 2-30 5-10 3-19 8-28 16-9 7-16 18-22 31s-9 30-10 50z">
            <text:p/>
          </draw:path>
          <draw:path draw:style-name="gr23" draw:text-style-name="P14" draw:layer="layout" svg:width="0.157cm" svg:height="0.341cm" svg:x="5.067cm" svg:y="4.589cm" svg:viewBox="0 0 158 342" svg:d="M2 342v-258c0-7-1-14-1-21s0-15 0-21c0-7-1-14-1-20s0-11 0-16h52c1 5 1 10 1 17 0 6 1 12 1 18 0 7 1 13 1 19s0 11 0 15h1c4-13 8-24 13-34 4-9 9-17 15-23s13-10 22-13c8-3 18-5 30-5 4 0 9 0 13 1s7 1 9 2v51c-3-1-8-1-13-2s-10-1-16-1c-13 0-24 3-33 9s-16 14-22 24-10 22-13 37c-2 14-4 29-4 46v175z">
            <text:p/>
          </draw:path>
        </draw:g>
        <draw:polygon draw:style-name="gr23" draw:text-style-name="P14" draw:layer="layout" svg:width="0cm" svg:height="0cm" svg:x="9.879cm" svg:y="12.847cm" svg:viewBox="0 0 0 0" draw:points="0,0">
          <text:p/>
        </draw:polygon>
        <draw:g xml:id="id2" draw:id="id2">
          <draw:custom-shape draw:style-name="gr24" draw:text-style-name="P13" draw:layer="layout" svg:width="12.486cm" svg:height="9.933cm" svg:x="15.318cm" svg:y="0.14cm">
            <text:p text:style-name="P1">Website Server</text:p>
            <draw:enhanced-geometry svg:viewBox="0 0 21600 21600" draw:glue-points="10800 0 0 10800 10800 21600 21600 10800" draw:type="flowchart-process" draw:enhanced-path="M 0 0 L 21600 0 21600 21600 0 21600 0 0 Z N"/>
          </draw:custom-shape>
          <draw:g>
            <draw:custom-shape draw:style-name="gr25" draw:text-style-name="P13" draw:layer="layout" svg:width="10.119cm" svg:height="3.59cm" svg:x="16.421cm" svg:y="1.492cm">
              <text:p text:style-name="P1">Comments stored in DB:</text:p>
              <text:p text:style-name="P1"><text:span text:style-name="T2">db.addComent(</text:span></text:p>
              <text:p text:style-name="P1"><text:span text:style-name="T2">“</text:span><text:span text:style-name="T2">&lt;script&gt; maliciousJS&lt;/script&gt;”)</text:span></text:p>
              <text:p text:style-name="P1"/>
              <text:p text:style-name="P1"/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26" draw:text-style-name="P13" draw:layer="layout" svg:width="10.119cm" svg:height="3.589cm" svg:x="16.421cm" svg:y="5.511cm">
              <text:p text:style-name="P1">Website backend code:</text:p>
              <text:p text:style-name="P1"><text:span text:style-name="T2">return(“&lt;html&gt; Latest comment: “ </text:span></text:p>
              <text:p text:style-name="P1"><text:span text:style-name="T2">+ db.latest_comment + “ &lt;/html&gt;”)</text:span></text:p>
              <text:p text:style-name="P1"/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draw:g>
        </draw:g>
        <draw:g xml:id="id1" draw:id="id1">
          <draw:custom-shape draw:style-name="gr27" draw:text-style-name="P13" draw:layer="layout" svg:width="12.95cm" svg:height="5.709cm" svg:x="0.187cm" svg:y="15.04cm">
            <text:p text:style-name="P1">Victim’s Browser</text:p>
            <text:p text:style-name="P1"/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3" draw:layer="layout" svg:width="10.908cm" svg:height="3.527cm" svg:x="1.069cm" svg:y="16.479cm">
            <text:p text:style-name="P1">HTML received:</text:p>
            <text:p text:style-name="P1"><text:span text:style-name="T2">&lt;html&gt; Latest comment: </text:span></text:p>
            <text:p text:style-name="P1"><text:span text:style-name="T2">&lt;script&gt; maliciousJS() &lt;/script&gt;</text:span></text:p>
            <text:p text:style-name="P1"><text:span text:style-name="T2">&lt;/html&gt;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frame draw:style-name="gr29" draw:text-style-name="P17" draw:layer="layout" svg:width="10.537cm" svg:height="1.835cm" svg:x="7.382cm" svg:y="2.64cm">
          <draw:text-box>
            <text:p text:style-name="P15"><text:span text:style-name="T3">P</text:span><text:span text:style-name="T3">O</text:span><text:span text:style-name="T3">S</text:span><text:span text:style-name="T3">T </text:span><text:span text:style-name="T3"><text:a xlink:href="http://website/post-comment" xlink:type="simple">http://website/post-comment</text:a></text:span></text:p>
            <text:p text:style-name="P16"><text:span text:style-name="T4"/></text:p>
            <text:p text:style-name="P15"><text:span text:style-name="T3">c</text:span><text:span text:style-name="T3">o</text:span><text:span text:style-name="T3">m</text:span><text:span text:style-name="T3">m</text:span><text:span text:style-name="T3">e</text:span><text:span text:style-name="T3">n</text:span><text:span text:style-name="T3">t</text:span><text:span text:style-name="T3">=</text:span><text:span text:style-name="T3">&lt;</text:span><text:span text:style-name="T3">s</text:span><text:span text:style-name="T3">c</text:span><text:span text:style-name="T3">r</text:span><text:span text:style-name="T3">i</text:span><text:span text:style-name="T3">p</text:span><text:span text:style-name="T3">t</text:span><text:span text:style-name="T3">&gt; </text:span><text:span text:style-name="T3">m</text:span><text:span text:style-name="T3">a</text:span><text:span text:style-name="T3">l</text:span><text:span text:style-name="T3">i</text:span><text:span text:style-name="T3">c</text:span><text:span text:style-name="T3">i</text:span><text:span text:style-name="T3">o</text:span><text:span text:style-name="T3">u</text:span><text:span text:style-name="T3">s</text:span><text:span text:style-name="T3">J</text:span><text:span text:style-name="T3">S</text:span><text:span text:style-name="T3">(</text:span><text:span text:style-name="T3">)</text:span><text:span text:style-name="T3">&lt;</text:span><text:span text:style-name="T3">/</text:span><text:span text:style-name="T3">s</text:span><text:span text:style-name="T3">c</text:span><text:span text:style-name="T3">r</text:span><text:span text:style-name="T3">i</text:span><text:span text:style-name="T3">p</text:span><text:span text:style-name="T3">t</text:span><text:span text:style-name="T3">&gt;</text:span></text:p>
          </draw:text-box>
        </draw:frame>
        <draw:connector draw:style-name="gr20" draw:text-style-name="P7" draw:layer="layout" svg:x1="13.137cm" svg:y1="17.894cm" svg:x2="21.561cm" svg:y2="10.073cm" draw:start-shape="id1" draw:start-glue-point="1" draw:end-shape="id2" draw:end-glue-point="2" svg:d="M13137 17894h8424v-7821" svg:viewBox="0 0 8425 7822">
          <text:p/>
        </draw:connector>
        <draw:frame draw:style-name="gr30" draw:text-style-name="P18" draw:layer="layout" svg:width="10.537cm" svg:height="0.789cm" svg:x="14.995cm" svg:y="18.208cm">
          <draw:text-box>
            <text:p><text:span text:style-name="T5">G</text:span><text:span text:style-name="T5">E</text:span><text:span text:style-name="T5">T</text:span><text:span text:style-name="T5"> </text:span><text:span text:style-name="T5">h</text:span><text:span text:style-name="T5">t</text:span><text:span text:style-name="T5">t</text:span><text:span text:style-name="T5">p</text:span><text:span text:style-name="T5">:</text:span><text:span text:style-name="T5">/</text:span><text:span text:style-name="T5">/</text:span><text:span text:style-name="T5">w</text:span><text:span text:style-name="T5">e</text:span><text:span text:style-name="T5">b</text:span><text:span text:style-name="T5">s</text:span><text:span text:style-name="T5">i</text:span><text:span text:style-name="T5">t</text:span><text:span text:style-name="T5">e</text:span><text:span text:style-name="T5">/</text:span><text:span text:style-name="T5">l</text:span><text:span text:style-name="T5">a</text:span><text:span text:style-name="T5">s</text:span><text:span text:style-name="T5">t</text:span><text:span text:style-name="T5">-</text:span><text:span text:style-name="T5">c</text:span><text:span text:style-name="T5">o</text:span><text:span text:style-name="T5">m</text:span><text:span text:style-name="T5">m</text:span><text:span text:style-name="T5">e</text:span><text:span text:style-name="T5">n</text:span><text:span text:style-name="T5">t</text:span></text:p>
          </draw:text-box>
        </draw:frame>
        <draw:line draw:style-name="gr20" draw:text-style-name="P7" draw:layer="layout" svg:x1="6.615cm" svg:y1="4.518cm" svg:x2="16.424cm" svg:y2="4.443cm">
          <text:p/>
        </draw:line>
        <draw:custom-shape draw:style-name="gr31" draw:text-style-name="P1" draw:layer="layout" svg:width="1.073cm" svg:height="1.073cm" svg:x="8.262cm" svg:y="1.322cm">
          <text:p text:style-name="P1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1" draw:layer="layout" svg:width="1.073cm" svg:height="1.073cm" svg:x="16.225cm" svg:y="16.349cm">
          <text:p text:style-name="P1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2" draw:text-style-name="P1" draw:layer="layout" svg:width="1.248cm" svg:height="1.248cm" svg:x="9.835cm" svg:y="15.725cm">
          <text:p text:style-name="P1">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1" draw:layer="layout" svg:width="1.148cm" svg:height="1.148cm" svg:x="18.745cm" svg:y="3.619cm">
          <text:p text:style-name="P1">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4" draw:text-style-name="P1" draw:layer="layout" svg:width="1.298cm" svg:height="1.298cm" svg:x="18.646cm" svg:y="8.187cm">
          <text:p text:style-name="P1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g>
          <draw:custom-shape draw:style-name="gr35" draw:text-style-name="P13" draw:layer="layout" svg:width="12.486cm" svg:height="5.663cm" svg:x="15.179cm" svg:y="1.347cm">
            <text:p text:style-name="P1">Websit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g>
            <draw:custom-shape draw:style-name="gr36" draw:text-style-name="P13" draw:layer="layout" svg:width="10.119cm" svg:height="3.345cm" svg:x="16.282cm" svg:y="2.458cm">
              <text:p text:style-name="P1">Website back-end code:</text:p>
              <text:p text:style-name="P1"><text:span text:style-name="T6">return(“&lt;html&gt; You searched for: “ </text:span></text:p>
              <text:p text:style-name="P1"><text:span text:style-name="T6">+ request.word + “ &lt;/html&gt;”)</text:span></text:p>
              <text:p text:style-name="P1"/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draw:g>
        </draw:g>
        <draw:g>
          <draw:custom-shape draw:style-name="gr37" draw:text-style-name="P13" draw:layer="layout" svg:width="12.95cm" svg:height="4.642cm" svg:x="6.314cm" svg:y="12.805cm">
            <text:p text:style-name="P1">Victim</text:p>
            <text:p text:style-name="P1"/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3" draw:layer="layout" svg:width="10.908cm" svg:height="2.868cm" svg:x="7.196cm" svg:y="13.975cm">
            <text:p text:style-name="P1">HTML received:</text:p>
            <text:p text:style-name="P1"><text:span text:style-name="T6">&lt;html&gt; You searched for:</text:span></text:p>
            <text:p text:style-name="P1"><text:span text:style-name="T6">&lt;script&gt;maliciousJS()&lt;/script&gt; &lt;/html&gt;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g xml:id="id3" draw:id="id3">
          <draw:custom-shape draw:style-name="gr39" draw:text-style-name="P19" draw:layer="layout" svg:width="4.594cm" svg:height="1.115cm" svg:x="0.234cm" svg:y="7.751cm">
            <text:p text:style-name="P1">Attacker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frame draw:style-name="gr40" draw:text-style-name="P20" draw:layer="layout" svg:width="10.537cm" svg:height="1.237cm" svg:x="9.48cm" svg:y="7.067cm">
          <draw:text-box>
            <text:p text:style-name="P1"><text:span text:style-name="T5">G</text:span><text:span text:style-name="T5">E</text:span><text:span text:style-name="T5">T</text:span><text:span text:style-name="T5"> </text:span><text:span text:style-name="T7"><text:a xlink:href="http://website/search?word" xlink:type="simple">http://website/search?word</text:a></text:span><text:span text:style-name="T7">=</text:span></text:p>
            <text:p text:style-name="P1"><text:span text:style-name="T7">&lt;</text:span><text:span text:style-name="T7">s</text:span><text:span text:style-name="T7">c</text:span><text:span text:style-name="T7">r</text:span><text:span text:style-name="T7">i</text:span><text:span text:style-name="T7">p</text:span><text:span text:style-name="T7">t</text:span><text:span text:style-name="T7">&gt;</text:span><text:span text:style-name="T7"> </text:span><text:span text:style-name="T7">m</text:span><text:span text:style-name="T7">a</text:span><text:span text:style-name="T7">li</text:span><text:span text:style-name="T7">c</text:span><text:span text:style-name="T7">i</text:span><text:span text:style-name="T7">o</text:span><text:span text:style-name="T7">u</text:span><text:span text:style-name="T7">s</text:span><text:span text:style-name="T7">J</text:span><text:span text:style-name="T7">S</text:span><text:span text:style-name="T7">(</text:span><text:span text:style-name="T7">) </text:span><text:span text:style-name="T7">&lt;</text:span><text:span text:style-name="T7">/</text:span><text:span text:style-name="T7">s</text:span><text:span text:style-name="T7">c</text:span><text:span text:style-name="T7">r</text:span><text:span text:style-name="T7">i</text:span><text:span text:style-name="T7">p</text:span><text:span text:style-name="T7">t</text:span><text:span text:style-name="T7">&gt;</text:span></text:p>
          </draw:text-box>
        </draw:frame>
        <draw:frame draw:style-name="gr11" draw:text-style-name="P21" draw:layer="layout" svg:width="14.668cm" svg:height="1.673cm" svg:x="2.331cm" svg:y="9.536cm">
          <draw:text-box>
            <text:p text:style-name="P1"><text:span text:style-name="T7">C</text:span><text:span text:style-name="T7">h</text:span><text:span text:style-name="T7">e</text:span><text:span text:style-name="T7">c</text:span><text:span text:style-name="T7">k </text:span><text:span text:style-name="T7">t</text:span><text:span text:style-name="T7">h</text:span><text:span text:style-name="T7">i</text:span><text:span text:style-name="T7">s </text:span><text:span text:style-name="T7">li</text:span><text:span text:style-name="T7">n</text:span><text:span text:style-name="T7">k</text:span><text:span text:style-name="T7">! </text:span></text:p>
            <text:p text:style-name="P1"><text:span text:style-name="T7"><text:a xlink:href="http://website/search?word" xlink:type="simple">http://website/search?word</text:a></text:span></text:p>
            <text:p text:style-name="P1"><text:span text:style-name="T7">=</text:span><text:span text:style-name="T7">&lt;</text:span><text:span text:style-name="T7">s</text:span><text:span text:style-name="T7">c</text:span><text:span text:style-name="T7">r</text:span><text:span text:style-name="T7">i</text:span><text:span text:style-name="T7">p</text:span><text:span text:style-name="T7">t</text:span><text:span text:style-name="T7">&gt;</text:span><text:span text:style-name="T7"> </text:span><text:span text:style-name="T7">m</text:span><text:span text:style-name="T7">a</text:span><text:span text:style-name="T7">li</text:span><text:span text:style-name="T7">c</text:span><text:span text:style-name="T7">i</text:span><text:span text:style-name="T7">o</text:span><text:span text:style-name="T7">u</text:span><text:span text:style-name="T7">s</text:span><text:span text:style-name="T7">J</text:span><text:span text:style-name="T7">S</text:span><text:span text:style-name="T7">(</text:span><text:span text:style-name="T7">) </text:span><text:span text:style-name="T7">&lt;</text:span><text:span text:style-name="T7">/</text:span><text:span text:style-name="T7">s</text:span><text:span text:style-name="T7">c</text:span><text:span text:style-name="T7">r</text:span><text:span text:style-name="T7">i</text:span><text:span text:style-name="T7">p</text:span><text:span text:style-name="T7">t</text:span><text:span text:style-name="T7">&gt;</text:span></text:p>
          </draw:text-box>
        </draw:frame>
        <draw:custom-shape draw:style-name="gr41" draw:text-style-name="P1" draw:layer="layout" svg:width="1.348cm" svg:height="1.348cm" svg:x="5.591cm" svg:y="9.05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7" draw:layer="layout" svg:x1="2.531cm" svg:y1="8.866cm" svg:x2="2.531cm" svg:y2="8.866cm" draw:start-shape="id3" draw:start-glue-point="2" draw:end-shape="id3" draw:end-glue-point="2" svg:d="M2531 8866z" svg:viewBox="0 0 1 1">
          <text:p/>
        </draw:connector>
        <draw:line draw:style-name="gr20" draw:text-style-name="P7" draw:layer="layout" svg:x1="2.646cm" svg:y1="9.26cm" svg:x2="11.557cm" svg:y2="13.379cm">
          <text:p/>
        </draw:line>
        <draw:line draw:style-name="gr20" draw:text-style-name="P7" draw:layer="layout" svg:x1="14.128cm" svg:y1="13.453cm" svg:x2="19.469cm" svg:y2="5.99cm">
          <text:p/>
        </draw:line>
        <draw:custom-shape draw:style-name="gr42" draw:text-style-name="P1" draw:layer="layout" svg:width="1.173cm" svg:height="1.173cm" svg:x="15.826cm" svg:y="8.36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7" draw:layer="layout" svg:x1="23.713cm" svg:y1="5.891cm" svg:x2="17.398cm" svg:y2="14.951cm">
          <text:p/>
        </draw:line>
        <draw:custom-shape draw:style-name="gr34" draw:text-style-name="P1" draw:layer="layout" svg:width="1.298cm" svg:height="1.298cm" svg:x="23.713cm" svg:y="4.593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1.148cm" svg:height="1.148cm" svg:x="15.276cm" svg:y="13.27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43" draw:text-style-name="P13" xml:id="id5" draw:id="id5" draw:layer="layout" svg:width="3.81cm" svg:height="2.286cm" svg:x="18.156cm" svg:y="4.592cm">
          <text:p text:style-name="P1">Decryp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" draw:text-style-name="P13" xml:id="id6" draw:id="id6" draw:layer="layout" svg:width="3.81cm" svg:height="2.286cm" svg:x="6.858cm" svg:y="4.592cm">
          <text:p text:style-name="P1">Encryption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4" draw:text-style-name="P22" xml:id="id4" draw:id="id4" draw:layer="layout" svg:width="4.064cm" svg:height="1.673cm" svg:x="12.446cm" svg:y="4.899cm">
          <draw:text-box>
            <text:p text:style-name="P1">Encrypted </text:p>
            <text:p text:style-name="P1">data</text:p>
          </draw:text-box>
        </draw:frame>
        <draw:connector draw:style-name="gr2" draw:text-style-name="P22" draw:layer="layout" svg:x1="16.51cm" svg:y1="5.735cm" svg:x2="18.156cm" svg:y2="5.735cm" draw:start-shape="id4" draw:end-shape="id5" svg:d="M16510 5735h1646" svg:viewBox="0 0 1647 1">
          <text:p/>
        </draw:connector>
        <draw:connector draw:style-name="gr2" draw:text-style-name="P22" draw:layer="layout" svg:x1="10.668cm" svg:y1="5.735cm" svg:x2="12.446cm" svg:y2="5.735cm" draw:start-shape="id6" draw:start-glue-point="7" draw:end-shape="id4" draw:end-glue-point="3" svg:d="M10668 5735h1778" svg:viewBox="0 0 1779 1">
          <text:p/>
        </draw:connector>
        <draw:frame draw:style-name="gr45" draw:text-style-name="P23" draw:layer="layout" svg:width="3.302cm" svg:height="0.962cm" svg:x="1.016cm" svg:y="5.254cm">
          <draw:text-box>
            <text:p>Clear text</text:p>
          </draw:text-box>
        </draw:frame>
        <draw:frame draw:style-name="gr45" draw:text-style-name="P23" xml:id="id7" draw:id="id7" draw:layer="layout" svg:width="4.572cm" svg:height="0.962cm" svg:x="23.428cm" svg:y="5.254cm">
          <draw:text-box>
            <text:p>Clear text</text:p>
          </draw:text-box>
        </draw:frame>
        <draw:connector draw:style-name="gr2" draw:text-style-name="P22" draw:layer="layout" svg:x1="4.318cm" svg:y1="5.731cm" svg:x2="6.858cm" svg:y2="5.735cm" draw:end-shape="id6" draw:end-glue-point="5" svg:d="M4318 5731h1020v4h1520" svg:viewBox="0 0 2541 5">
          <text:p/>
        </draw:connector>
        <draw:connector draw:style-name="gr2" draw:text-style-name="P22" draw:layer="layout" svg:x1="21.966cm" svg:y1="5.735cm" svg:x2="23.428cm" svg:y2="5.735cm" draw:start-shape="id5" draw:start-glue-point="7" draw:end-shape="id7" draw:end-glue-point="3" svg:d="M21966 5735h1462" svg:viewBox="0 0 1463 1">
          <text:p/>
        </draw:connector>
        <draw:frame draw:style-name="gr45" draw:text-style-name="P22" xml:id="id8" draw:id="id8" draw:layer="layout" svg:width="5.334cm" svg:height="0.962cm" svg:x="6.096cm" svg:y="2.182cm">
          <draw:text-box>
            <text:p text:style-name="P1">Public Key</text:p>
          </draw:text-box>
        </draw:frame>
        <draw:frame draw:style-name="gr46" draw:text-style-name="P22" xml:id="id9" draw:id="id9" draw:layer="layout" svg:width="4.572cm" svg:height="1.016cm" svg:x="17.78cm" svg:y="2.155cm">
          <draw:text-box>
            <text:p text:style-name="P1">Private <text:s/>key</text:p>
          </draw:text-box>
        </draw:frame>
        <draw:connector draw:style-name="gr2" draw:text-style-name="P22" draw:layer="layout" svg:x1="8.763cm" svg:y1="3.144cm" svg:x2="8.763cm" svg:y2="4.592cm" draw:start-shape="id8" draw:start-glue-point="2" draw:end-shape="id6" draw:end-glue-point="4" svg:d="M8763 3144v1448" svg:viewBox="0 0 1 1449">
          <text:p/>
        </draw:connector>
        <draw:connector draw:style-name="gr2" draw:text-style-name="P22" draw:layer="layout" svg:x1="20.066cm" svg:y1="3.171cm" svg:x2="20.061cm" svg:y2="4.592cm" draw:start-shape="id9" draw:start-glue-point="2" draw:end-shape="id5" draw:end-glue-point="4" svg:d="M20066 3171v710h-5v711" svg:viewBox="0 0 6 1422">
          <text:p/>
        </draw:connector>
        <draw:custom-shape draw:style-name="gr43" draw:text-style-name="P13" xml:id="id11" draw:id="id11" draw:layer="layout" svg:width="3.81cm" svg:height="2.286cm" svg:x="18.156cm" svg:y="10.394cm">
          <text:p text:style-name="P1">Decryp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" draw:text-style-name="P13" xml:id="id12" draw:id="id12" draw:layer="layout" svg:width="3.81cm" svg:height="2.286cm" svg:x="6.858cm" svg:y="10.394cm">
          <text:p text:style-name="P1">Encryption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4" draw:text-style-name="P22" xml:id="id10" draw:id="id10" draw:layer="layout" svg:width="4.064cm" svg:height="1.673cm" svg:x="12.446cm" svg:y="10.701cm">
          <draw:text-box>
            <text:p text:style-name="P1">Encrypted </text:p>
            <text:p text:style-name="P1">data</text:p>
          </draw:text-box>
        </draw:frame>
        <draw:connector draw:style-name="gr2" draw:text-style-name="P22" draw:layer="layout" svg:x1="16.51cm" svg:y1="11.537cm" svg:x2="18.156cm" svg:y2="11.537cm" draw:start-shape="id10" draw:end-shape="id11" svg:d="M16510 11537h1646" svg:viewBox="0 0 1647 1">
          <text:p/>
        </draw:connector>
        <draw:connector draw:style-name="gr2" draw:text-style-name="P22" draw:layer="layout" svg:x1="10.668cm" svg:y1="11.537cm" svg:x2="12.446cm" svg:y2="11.537cm" draw:start-shape="id12" draw:start-glue-point="7" draw:end-shape="id10" draw:end-glue-point="3" svg:d="M10668 11537h1778" svg:viewBox="0 0 1779 1">
          <text:p/>
        </draw:connector>
        <draw:frame draw:style-name="gr45" draw:text-style-name="P23" draw:layer="layout" svg:width="3.302cm" svg:height="0.962cm" svg:x="1.016cm" svg:y="11.056cm">
          <draw:text-box>
            <text:p>Clear text</text:p>
          </draw:text-box>
        </draw:frame>
        <draw:frame draw:style-name="gr45" draw:text-style-name="P23" xml:id="id13" draw:id="id13" draw:layer="layout" svg:width="4.572cm" svg:height="0.962cm" svg:x="23.428cm" svg:y="11.056cm">
          <draw:text-box>
            <text:p>Clear text</text:p>
          </draw:text-box>
        </draw:frame>
        <draw:connector draw:style-name="gr2" draw:text-style-name="P22" draw:layer="layout" svg:x1="4.318cm" svg:y1="11.533cm" svg:x2="6.858cm" svg:y2="11.537cm" draw:end-shape="id12" draw:end-glue-point="5" svg:d="M4318 11533h1020v4h1520" svg:viewBox="0 0 2541 5">
          <text:p/>
        </draw:connector>
        <draw:connector draw:style-name="gr2" draw:text-style-name="P22" draw:layer="layout" svg:x1="21.966cm" svg:y1="11.537cm" svg:x2="23.428cm" svg:y2="11.537cm" draw:start-shape="id11" draw:start-glue-point="7" draw:end-shape="id13" draw:end-glue-point="3" svg:d="M21966 11537h1462" svg:viewBox="0 0 1463 1">
          <text:p/>
        </draw:connector>
        <draw:frame draw:style-name="gr45" draw:text-style-name="P22" xml:id="id14" draw:id="id14" draw:layer="layout" svg:width="5.334cm" svg:height="0.962cm" svg:x="6.096cm" svg:y="7.984cm">
          <draw:text-box>
            <text:p text:style-name="P1">Private Key</text:p>
          </draw:text-box>
        </draw:frame>
        <draw:frame draw:style-name="gr46" draw:text-style-name="P22" xml:id="id15" draw:id="id15" draw:layer="layout" svg:width="4.572cm" svg:height="1.016cm" svg:x="17.78cm" svg:y="7.957cm">
          <draw:text-box>
            <text:p text:style-name="P1">Public <text:s/>key</text:p>
          </draw:text-box>
        </draw:frame>
        <draw:connector draw:style-name="gr2" draw:text-style-name="P22" draw:layer="layout" svg:x1="8.763cm" svg:y1="8.946cm" svg:x2="8.763cm" svg:y2="10.394cm" draw:start-shape="id14" draw:start-glue-point="2" draw:end-shape="id12" draw:end-glue-point="4" svg:d="M8763 8946v1448" svg:viewBox="0 0 1 1449">
          <text:p/>
        </draw:connector>
        <draw:connector draw:style-name="gr2" draw:text-style-name="P22" draw:layer="layout" svg:x1="20.066cm" svg:y1="8.973cm" svg:x2="20.061cm" svg:y2="10.394cm" draw:start-shape="id15" draw:start-glue-point="2" draw:end-shape="id11" draw:end-glue-point="4" svg:d="M20066 8973v710h-5v711" svg:viewBox="0 0 6 1422">
          <text:p/>
        </draw:connector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g>
          <draw:custom-shape draw:style-name="gr1" draw:text-style-name="P2" draw:layer="layout" svg:width="4.56cm" svg:height="1.926cm" svg:x="7.632cm" svg:y="10.086cm">
            <text:p text:style-name="P1"><text:span text:style-name="T1">AES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9.906cm" svg:y1="8.022cm" svg:x2="9.912cm" svg:y2="10.086cm">
            <text:p/>
          </draw:line>
          <draw:custom-shape draw:style-name="gr3" draw:text-style-name="P2" draw:layer="layout" svg:width="3.624cm" svg:height="0.762cm" svg:x="8.1cm" svg:y="13.654cm">
            <text:p text:style-name="P1"><text:span text:style-name="T1">Encrypted dat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099cm" svg:height="0.74cm" svg:x="8.304cm" svg:y="7.282cm">
            <text:p text:style-name="P1"><text:span text:style-name="T1">Clear dat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3" xml:id="id16" draw:id="id16" draw:layer="layout" svg:x1="9.912cm" svg:y1="12.15cm" svg:x2="9.906cm" svg:y2="13.654cm">
            <text:p/>
          </draw:line>
          <draw:frame draw:style-name="gr5" draw:text-style-name="P4" draw:layer="layout" svg:width="1.754cm" svg:height="0.809cm" svg:x="4.826cm" svg:y="10.621cm">
            <draw:text-box>
              <text:p><text:span text:style-name="T1">K</text:span><text:span text:style-name="T1">e</text:span><text:span text:style-name="T1">y</text:span></text:p>
            </draw:text-box>
          </draw:frame>
          <draw:line draw:style-name="gr2" draw:text-style-name="P3" draw:layer="layout" svg:x1="6.054cm" svg:y1="11.049cm" svg:x2="7.457cm" svg:y2="11.049cm">
            <text:p/>
          </draw:line>
          <draw:custom-shape draw:style-name="gr47" draw:text-style-name="P2" draw:layer="layout" svg:width="3.048cm" svg:height="1.502cm" svg:x="3.81cm" svg:y="8.204cm">
            <text:p text:style-name="P1"><text:span text:style-name="T1">Inicialization</text:span></text:p>
            <text:p text:style-name="P1"><text:span text:style-name="T1">Vecto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0" draw:text-style-name="P7" draw:layer="layout" svg:x1="6.858cm" svg:y1="8.844cm" svg:x2="9.906cm" svg:y2="8.844cm">
            <text:p/>
          </draw:line>
          <draw:custom-shape draw:style-name="gr48" draw:text-style-name="P1" draw:layer="layout" svg:width="1.016cm" svg:height="1.016cm" svg:x="9.398cm" svg:y="8.382cm">
            <text:p text:style-name="P1">+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4.56cm" svg:height="1.926cm" svg:x="15.722cm" svg:y="10.17cm">
            <text:p text:style-name="P1"><text:span text:style-name="T1">AES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17.996cm" svg:y1="8.106cm" svg:x2="18.002cm" svg:y2="10.17cm">
            <text:p/>
          </draw:line>
          <draw:custom-shape draw:style-name="gr3" draw:text-style-name="P2" draw:layer="layout" svg:width="3.624cm" svg:height="0.762cm" svg:x="16.19cm" svg:y="13.738cm">
            <text:p text:style-name="P1"><text:span text:style-name="T1">Encrypted dat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xml:id="id17" draw:id="id17" draw:layer="layout" svg:width="3.099cm" svg:height="0.74cm" svg:x="16.394cm" svg:y="7.366cm">
            <text:p text:style-name="P1"><text:span text:style-name="T1">Clear dat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3" draw:layer="layout" svg:x1="18.002cm" svg:y1="12.234cm" svg:x2="17.996cm" svg:y2="13.738cm">
            <text:p/>
          </draw:line>
          <draw:line draw:style-name="gr2" draw:text-style-name="P3" draw:layer="layout" svg:x1="14.815cm" svg:y1="11.133cm" svg:x2="15.722cm" svg:y2="11.133cm">
            <text:p/>
          </draw:line>
          <draw:custom-shape draw:style-name="gr48" draw:text-style-name="P1" draw:layer="layout" svg:width="1.016cm" svg:height="1.016cm" svg:x="17.488cm" svg:y="8.466cm">
            <text:p text:style-name="P1">+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4" draw:layer="layout" svg:width="1.754cm" svg:height="0.809cm" svg:x="13.54cm" svg:y="10.668cm">
            <draw:text-box>
              <text:p><text:span text:style-name="T1">K</text:span><text:span text:style-name="T1">e</text:span><text:span text:style-name="T1">y</text:span></text:p>
            </draw:text-box>
          </draw:frame>
          <draw:connector draw:style-name="gr20" draw:text-style-name="P7" draw:layer="layout" draw:line-skew="-0.271cm" svg:x1="9.912cm" svg:y1="12.902cm" svg:x2="16.394cm" svg:y2="7.736cm" draw:start-shape="id16" draw:start-glue-point="1" draw:end-shape="id17" draw:end-glue-point="3" svg:d="M9912 12902h3042v-5166h3440" svg:viewBox="0 0 6483 5167">
            <text:p/>
          </draw:connector>
        </draw:g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49" draw:text-style-name="P24" draw:layer="layout" svg:width="3.174cm" svg:height="2.51cm" svg:x="0.786cm" svg:y="8.497cm">
          <text:p text:style-name="P1"><text:span text:style-name="T1">Client socket</text:span></text:p>
          <draw:enhanced-geometry svg:viewBox="0 0 21600 21600" draw:type="rectangle" draw:enhanced-path="M 0 0 L 21600 0 21600 21600 0 21600 0 0 Z N"/>
        </draw:custom-shape>
        <draw:custom-shape draw:style-name="gr50" draw:text-style-name="P24" draw:layer="layout" svg:width="6.761cm" svg:height="2.51cm" svg:x="9.906cm" svg:y="8.497cm">
          <text:p text:style-name="P1"><text:span text:style-name="T1">Server socket → cipher </text:span></text:p>
          <text:p text:style-name="P1"><text:span text:style-name="T1">→ </text:span><text:span text:style-name="T1">client socket</text:span></text:p>
          <draw:enhanced-geometry svg:viewBox="0 0 21600 21600" draw:type="rectangle" draw:enhanced-path="M 0 0 L 21600 0 21600 21600 0 21600 0 0 Z N"/>
        </draw:custom-shape>
        <draw:custom-shape draw:style-name="gr51" draw:text-style-name="P24" draw:layer="layout" svg:width="6.096cm" svg:height="2.54cm" svg:x="21.59cm" svg:y="8.382cm">
          <text:p text:style-name="P1"><text:span text:style-name="T1">Server socket → Decipher</text:span></text:p>
          <draw:enhanced-geometry svg:viewBox="0 0 21600 21600" draw:type="rectangle" draw:enhanced-path="M 0 0 L 21600 0 21600 21600 0 21600 0 0 Z N"/>
        </draw:custom-shape>
        <draw:custom-shape draw:style-name="gr52" draw:text-style-name="P25" draw:layer="layout" svg:width="4.064cm" svg:height="0.762cm" svg:x="4.98cm" svg:y="9.398cm">
          <text:p text:style-name="P1"><text:span text:style-name="T7">Clear text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2" draw:text-style-name="P25" draw:layer="layout" svg:width="4.064cm" svg:height="0.762cm" svg:x="17.272cm" svg:y="9.398cm">
          <text:p text:style-name="P1"><text:span text:style-name="T7">Encrypted data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3" draw:text-style-name="P26" draw:layer="layout" svg:width="5.588cm" svg:height="1.673cm" svg:x="10.668cm" svg:y="7.217cm">
          <draw:text-box>
            <text:p>crypto_proxy.js</text:p>
          </draw:text-box>
        </draw:frame>
        <draw:frame draw:style-name="gr53" draw:text-style-name="P26" draw:layer="layout" svg:width="5.588cm" svg:height="1.673cm" svg:x="1.008cm" svg:y="7.417cm">
          <draw:text-box>
            <text:p>Netcat</text:p>
          </draw:text-box>
        </draw:frame>
        <draw:frame draw:style-name="gr53" draw:text-style-name="P26" draw:layer="layout" svg:width="5.334cm" svg:height="1.673cm" svg:x="22.098cm" svg:y="7.112cm">
          <draw:text-box>
            <text:p>decrypt_server.js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style-name="gr54" draw:text-style-name="P27" draw:layer="layout" svg:width="3.556cm" svg:height="12.192cm" svg:x="3.556cm" svg:y="6.604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54" draw:text-style-name="P27" draw:layer="layout" svg:width="3.556cm" svg:height="12.192cm" svg:x="19.812cm" svg:y="6.604cm">
          <text:p text:style-name="P1">Server</text:p>
          <draw:enhanced-geometry svg:viewBox="0 0 21600 21600" draw:type="rectangle" draw:enhanced-path="M 0 0 L 21600 0 21600 21600 0 21600 0 0 Z N"/>
        </draw:custom-shape>
        <draw:line draw:style-name="gr55" draw:text-style-name="P28" draw:layer="layout" svg:x1="19.304cm" svg:y1="7.366cm" svg:x2="7.874cm" svg:y2="7.366cm">
          <text:p/>
        </draw:line>
        <draw:frame draw:style-name="gr56" draw:text-style-name="P26" draw:layer="layout" svg:width="3.556cm" svg:height="1.27cm" svg:x="11.43cm" svg:y="6.35cm">
          <draw:text-box>
            <text:p>Public key</text:p>
          </draw:text-box>
        </draw:frame>
        <draw:line draw:style-name="gr55" draw:text-style-name="P28" draw:layer="layout" svg:x1="7.874cm" svg:y1="9.144cm" svg:x2="19.304cm" svg:y2="9.144cm">
          <text:p/>
        </draw:line>
        <draw:frame draw:style-name="gr57" draw:text-style-name="P26" draw:layer="layout" svg:width="11.813cm" svg:height="0.962cm" svg:x="7.953cm" svg:y="8.182cm">
          <draw:text-box>
            <text:p>symmetric key encrypted with public key</text:p>
          </draw:text-box>
        </draw:frame>
        <draw:frame draw:style-name="gr58" draw:text-style-name="P26" draw:layer="layout" svg:width="10.222cm" svg:height="3.095cm" svg:x="8.39cm" svg:y="9.706cm">
          <draw:text-box>
            <text:p>From now on, both parts know the symmetric key and the connection is encrypted</text:p>
          </draw:text-box>
        </draw:frame>
        <draw:line draw:style-name="gr55" draw:text-style-name="P28" draw:layer="layout" svg:x1="8.128cm" svg:y1="14.808cm" svg:x2="19.05cm" svg:y2="14.808cm">
          <text:p/>
        </draw:line>
        <draw:frame draw:style-name="gr58" draw:text-style-name="P26" draw:layer="layout" svg:width="7.366cm" svg:height="3.095cm" svg:x="10.36cm" svg:y="13.091cm">
          <draw:text-box>
            <text:p>User, password and authenticator token</text:p>
          </draw:text-box>
        </draw:frame>
        <draw:line draw:style-name="gr59" draw:text-style-name="P27" draw:layer="layout" svg:x1="8.182cm" svg:y1="17.518cm" svg:x2="19.104cm" svg:y2="17.518cm">
          <text:p/>
        </draw:line>
        <draw:frame draw:style-name="gr60" draw:text-style-name="P26" draw:layer="layout" svg:width="8.89cm" svg:height="2.384cm" svg:x="9.614cm" svg:y="15.902cm">
          <draw:text-box>
            <text:p>AES encrypted authenticated full duplex socket</text:p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10" svg:font-family="'LM Mono 10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5T14:34:05.584078964</meta:creation-date>
    <dc:date>2018-09-25T20:00:35.532791537</dc:date>
    <meta:editing-duration>P2DT16H41M20S</meta:editing-duration>
    <meta:editing-cycles>17</meta:editing-cycles>
    <meta:generator>LibreOffice/6.0.3.2$Linux_X86_64 LibreOffice_project/00m0$Build-2</meta:generator>
    <meta:document-statistic meta:object-count="219"/>
  </office:meta>
</office:document-meta>
</file>